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78cm" fo:min-width="2.118cm"/>
    </style:style>
    <style:style style:name="gr2" style:family="graphic" style:parent-style-name="standard">
      <style:graphic-properties draw:textarea-horizontal-align="justify" draw:textarea-vertical-align="middle" draw:auto-grow-height="false" fo:min-height="1.024cm" fo:min-width="2.188cm"/>
    </style:style>
    <style:style style:name="gr3" style:family="graphic" style:parent-style-name="standard">
      <style:graphic-properties draw:textarea-horizontal-align="justify" draw:textarea-vertical-align="middle" draw:auto-grow-height="false" fo:min-height="1.7cm" fo:min-width="1.75cm"/>
    </style:style>
    <style:style style:name="gr4" style:family="graphic" style:parent-style-name="standard">
      <style:graphic-properties draw:textarea-horizontal-align="justify" draw:textarea-vertical-align="middle" draw:auto-grow-height="false" fo:min-height="1.072cm" fo:min-width="2.02cm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946cm" fo:min-width="2.774cm"/>
    </style:style>
    <style:style style:name="gr8" style:family="graphic" style:parent-style-name="standard">
      <style:graphic-properties draw:textarea-horizontal-align="justify" draw:textarea-vertical-align="middle" draw:auto-grow-height="false" fo:min-height="1.9cm" fo:min-width="1.85cm"/>
    </style:style>
    <style:style style:name="gr9" style:family="graphic" style:parent-style-name="standard">
      <style:graphic-properties draw:textarea-horizontal-align="justify" draw:textarea-vertical-align="middle" draw:auto-grow-height="false" fo:min-height="1.198cm" fo:min-width="2.02cm"/>
    </style:style>
    <style:style style:name="gr10" style:family="graphic" style:parent-style-name="standard">
      <style:graphic-properties draw:textarea-horizontal-align="justify" draw:textarea-vertical-align="middle" draw:auto-grow-height="false" fo:min-height="1.324cm" fo:min-width="2.208cm"/>
    </style:style>
    <style:style style:name="gr11" style:family="graphic" style:parent-style-name="standard">
      <style:graphic-properties draw:textarea-horizontal-align="justify" draw:textarea-vertical-align="middle" draw:auto-grow-height="false" fo:min-height="1.35cm" fo:min-width="3.1cm"/>
    </style:style>
    <style:style style:name="gr12" style:family="graphic" style:parent-style-name="standard">
      <style:graphic-properties draw:textarea-horizontal-align="justify" draw:textarea-vertical-align="middle" draw:auto-grow-height="false" fo:min-height="1.35cm" fo:min-width="1.35cm"/>
    </style:style>
    <style:style style:name="gr13" style:family="graphic" style:parent-style-name="standard">
      <style:graphic-properties draw:textarea-horizontal-align="justify" draw:textarea-vertical-align="middle" draw:auto-grow-height="false" fo:min-height="0.758cm" fo:min-width="3.026cm"/>
    </style:style>
    <style:style style:name="gr14" style:family="graphic" style:parent-style-name="standard">
      <style:graphic-properties draw:textarea-horizontal-align="justify" draw:textarea-vertical-align="middle" draw:auto-grow-height="false" fo:min-height="0.696cm" fo:min-width="2.586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4" draw:id="id4" draw:layer="layout" svg:width="3.7cm" svg:height="2.3cm" svg:x="7.9cm" svg:y="-0.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3.8cm" svg:height="1.8cm" svg:x="8.6cm" svg:y="27.7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4.5cm" svg:height="3.9cm" svg:x="12.5cm" svg:y="18.5cm">
          <text:p text:style-name="P1">Jeśli i==1 lub i==x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" draw:id="id2" draw:layer="layout" svg:width="4cm" svg:height="2.1cm" svg:x="16.2cm" svg:y="23.3cm">
          <text:p text:style-name="P1">Wydrukuj z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svg:x1="17cm" svg:y1="20.45cm" svg:x2="18.2cm" svg:y2="23.3cm" draw:start-shape="id1" draw:start-glue-point="7" draw:end-shape="id2" draw:end-glue-point="5" svg:d="M17000 20450h1200v2850" svg:viewBox="0 0 1201 2851">
          <text:p text:style-name="P1">PRAWDA</text:p>
        </draw:connector>
        <draw:connector draw:style-name="gr5" draw:text-style-name="P2" draw:layer="layout" svg:x1="12.5cm" svg:y1="20.45cm" svg:x2="5.75cm" svg:y2="19.5cm" draw:start-shape="id1" draw:start-glue-point="5" draw:end-shape="id3" draw:end-glue-point="4" svg:d="M12500 20450h-2201v-1451h-4549v501" svg:viewBox="0 0 6751 1452">
          <text:p text:style-name="P1">FAŁSZ</text:p>
        </draw:connector>
        <draw:connector draw:style-name="gr6" draw:text-style-name="P2" draw:layer="layout" draw:type="line" svg:x1="9.75cm" svg:y1="2.1cm" svg:x2="9.6cm" svg:y2="2.7cm" draw:start-shape="id4" draw:start-glue-point="8" draw:end-shape="id5" draw:end-glue-point="5" svg:d="M9750 2100l-150 600" svg:viewBox="0 0 151 601">
          <text:p/>
        </draw:connector>
        <draw:connector draw:style-name="gr6" draw:text-style-name="P2" draw:layer="layout" draw:type="line" svg:x1="18.2cm" svg:y1="25.4cm" svg:x2="11.844cm" svg:y2="27.963cm" draw:start-shape="id2" draw:start-glue-point="8" draw:end-shape="id6" draw:end-glue-point="11" svg:d="M18200 25400l-6356 2563" svg:viewBox="0 0 6357 2564">
          <text:p/>
        </draw:connector>
        <draw:custom-shape draw:style-name="gr7" draw:text-style-name="P1" xml:id="id5" draw:id="id5" draw:layer="layout" svg:width="5.2cm" svg:height="1.9cm" svg:x="7cm" svg:y="2.7cm">
          <text:p text:style-name="P1">Pobierz x, y, z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2" draw:layer="layout" draw:type="line" svg:x1="9.6cm" svg:y1="4.6cm" svg:x2="9.5cm" svg:y2="5.4cm" draw:start-shape="id5" draw:start-glue-point="8" draw:end-shape="id7" draw:end-glue-point="0" svg:d="M9600 4600l-100 800" svg:viewBox="0 0 101 801">
          <text:p/>
        </draw:connector>
        <draw:custom-shape draw:style-name="gr8" draw:text-style-name="P1" xml:id="id3" draw:id="id3" draw:layer="layout" svg:width="4.7cm" svg:height="4.3cm" svg:x="3.4cm" svg:y="19.5cm">
          <text:p text:style-name="P1">Jeśli j== 1 lub j==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xml:id="id9" draw:id="id9" draw:layer="layout" svg:width="4cm" svg:height="2.3cm" svg:x="9.2cm" svg:y="24cm">
          <text:p text:style-name="P1">Wydrukuj z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8" draw:id="id8" draw:layer="layout" svg:width="4.3cm" svg:height="2.5cm" svg:x="0.4cm" svg:y="24.4cm">
          <text:p text:style-name="P1">Wydrukuj ‘’ <text:s/>‘’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svg:x1="3.4cm" svg:y1="21.65cm" svg:x2="2.55cm" svg:y2="24.4cm" draw:start-shape="id3" draw:start-glue-point="5" draw:end-shape="id8" draw:end-glue-point="5" svg:d="M3400 21650h-850v2750" svg:viewBox="0 0 851 2751">
          <text:p text:style-name="P1">FA ŁSZ</text:p>
        </draw:connector>
        <draw:connector draw:style-name="gr5" draw:text-style-name="P2" draw:layer="layout" svg:x1="8.1cm" svg:y1="21.65cm" svg:x2="11.7cm" svg:y2="24cm" draw:start-shape="id3" draw:start-glue-point="7" draw:end-shape="id9" draw:end-glue-point="4" svg:d="M8100 21650h3600v2350" svg:viewBox="0 0 3601 2351">
          <text:p text:style-name="P1">PRAWDA</text:p>
        </draw:connector>
        <draw:custom-shape draw:style-name="gr11" draw:text-style-name="P1" xml:id="id7" draw:id="id7" draw:layer="layout" svg:width="3.6cm" svg:height="1.6cm" svg:x="7.7cm" svg:y="5.4cm">
          <text:p text:style-name="P1">,i=1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9.5cm" svg:y1="7cm" svg:x2="9.45cm" svg:y2="7.8cm" draw:start-shape="id7" draw:start-glue-point="2" draw:end-shape="id10" draw:end-glue-point="4" svg:d="M9500 7000l-50 800" svg:viewBox="0 0 51 801">
          <text:p/>
        </draw:connector>
        <draw:connector draw:style-name="gr6" draw:text-style-name="P2" draw:layer="layout" draw:type="line" svg:x1="2.012cm" svg:y1="26.9cm" svg:x2="9.156cm" svg:y2="27.963cm" draw:start-shape="id8" draw:start-glue-point="7" draw:end-shape="id6" draw:end-glue-point="5" svg:d="M2012 26900l7144 1063" svg:viewBox="0 0 7145 1064">
          <text:p/>
        </draw:connector>
        <draw:connector draw:style-name="gr6" draw:text-style-name="P2" draw:layer="layout" draw:type="line" svg:x1="11.2cm" svg:y1="26.3cm" svg:x2="10.5cm" svg:y2="27.7cm" draw:start-shape="id9" draw:start-glue-point="8" draw:end-shape="id6" draw:end-glue-point="4" svg:d="M11200 26300l-700 1400" svg:viewBox="0 0 701 1401">
          <text:p/>
        </draw:connector>
        <draw:custom-shape draw:style-name="gr12" draw:text-style-name="P1" xml:id="id10" draw:id="id10" draw:layer="layout" svg:width="3.7cm" svg:height="3.2cm" svg:x="7.6cm" svg:y="7.8cm">
          <text:p text:style-name="P1">Jeśli i&lt;=x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" xml:id="id11" draw:id="id11" draw:layer="layout" svg:width="5.6cm" svg:height="1.6cm" svg:x="13.3cm" svg:y="8.8cm">
          <text:p text:style-name="P1">Wydrukuj i++ 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svg:x1="11.3cm" svg:y1="9.4cm" svg:x2="16.1cm" svg:y2="8.8cm" draw:start-shape="id10" draw:start-glue-point="7" draw:end-shape="id11" draw:end-glue-point="5" svg:d="M11300 9400h1001v-1101h3799v501" svg:viewBox="0 0 4801 1102">
          <text:p text:style-name="P1">PRAWDA</text:p>
        </draw:connector>
        <draw:connector draw:style-name="gr5" draw:text-style-name="P2" draw:layer="layout" svg:x1="7.6cm" svg:y1="9.4cm" svg:x2="7.7cm" svg:y2="6.2cm" draw:start-shape="id10" draw:start-glue-point="5" draw:end-shape="id7" draw:end-glue-point="3" svg:d="M7600 9400h-501v-3200h601" svg:viewBox="0 0 602 3201">
          <text:p text:style-name="P1">FAŁSZ</text:p>
        </draw:connector>
        <draw:connector draw:style-name="gr6" draw:text-style-name="P2" draw:layer="layout" svg:x1="15.4cm" svg:y1="10.4cm" svg:x2="10.4cm" svg:y2="11.7cm" draw:start-shape="id11" draw:start-glue-point="7" draw:end-shape="id12" draw:end-glue-point="0" svg:d="M15400 10400v650h-5000v650" svg:viewBox="0 0 5001 1301">
          <text:p/>
        </draw:connector>
        <draw:custom-shape draw:style-name="gr11" draw:text-style-name="P1" xml:id="id12" draw:id="id12" draw:layer="layout" svg:width="3.6cm" svg:height="1.6cm" svg:x="8.6cm" svg:y="11.7cm">
          <text:p text:style-name="P1">,j=1</text:p>
          <draw:enhanced-geometry svg:viewBox="0 0 21600 21600" draw:type="rectangle" draw:enhanced-path="M 0 0 L 21600 0 21600 21600 0 21600 0 0 Z N"/>
        </draw:custom-shape>
        <draw:custom-shape draw:style-name="gr12" draw:text-style-name="P1" xml:id="id13" draw:id="id13" draw:layer="layout" svg:width="3.7cm" svg:height="3.2cm" svg:x="8.6cm" svg:y="13.8cm">
          <text:p text:style-name="P1">Jeśli j&lt;=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" xml:id="id14" draw:id="id14" draw:layer="layout" svg:width="4.9cm" svg:height="1.5cm" svg:x="14.4cm" svg:y="15.7cm">
          <text:p text:style-name="P1">Wydrukuj j++ 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2" draw:layer="layout" draw:type="line" svg:x1="10.4cm" svg:y1="13.3cm" svg:x2="10.45cm" svg:y2="13.8cm" draw:start-shape="id12" draw:start-glue-point="2" draw:end-shape="id13" draw:end-glue-point="4" svg:d="M10400 13300l50 500" svg:viewBox="0 0 51 501">
          <text:p/>
        </draw:connector>
        <draw:connector draw:style-name="gr5" draw:text-style-name="P2" draw:layer="layout" svg:x1="12.3cm" svg:y1="15.4cm" svg:x2="17.463cm" svg:y2="15.7cm" draw:start-shape="id13" draw:start-glue-point="7" draw:end-shape="id14" draw:end-glue-point="4" svg:d="M12300 15400h1051v-201h4112v501" svg:viewBox="0 0 5164 502">
          <text:p text:style-name="P1">PRAWDA</text:p>
        </draw:connector>
        <draw:connector draw:style-name="gr5" draw:text-style-name="P2" draw:layer="layout" draw:line-skew="0.001cm" svg:x1="8.6cm" svg:y1="15.4cm" svg:x2="8.6cm" svg:y2="12.5cm" draw:start-shape="id13" draw:start-glue-point="5" draw:end-shape="id12" draw:end-glue-point="3" svg:d="M8600 15400h-500v-2900h500" svg:viewBox="0 0 501 2901">
          <text:p text:style-name="P1">FAŁSZ</text:p>
        </draw:connector>
        <draw:connector draw:style-name="gr6" draw:text-style-name="P2" draw:layer="layout" svg:x1="16.85cm" svg:y1="17.2cm" svg:x2="14.75cm" svg:y2="18.5cm" draw:start-shape="id14" draw:start-glue-point="8" draw:end-shape="id1" draw:end-glue-point="4" svg:d="M16850 17200v651h-2100v649" svg:viewBox="0 0 2101 1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gradient draw:name="Wypełniony" draw:style="linear" draw:start-color="#ffffff" draw:end-color="#cccccc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y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1T22:25:03.270000000</meta:creation-date>
    <dc:date>2019-10-02T20:42:27.308000000</dc:date>
    <meta:editing-duration>PT9M36S</meta:editing-duration>
    <meta:editing-cycles>2</meta:editing-cycles>
    <meta:generator>LibreOffice/6.2.0.3$Windows_X86_64 LibreOffice_project/98c6a8a1c6c7b144ce3cc729e34964b47ce25d62</meta:generator>
    <meta:document-statistic meta:object-count="31"/>
  </office:meta>
</office:document-meta>
</file>